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b2b2b2" draw:textarea-horizontal-align="left" draw:textarea-vertical-align="middle" draw:auto-grow-height="false" fo:min-height="0.817cm" fo:min-width="4.159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548cm" fo:min-width="0.838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10.316cm" fo:min-width="21.75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center" draw:textarea-vertical-align="top" draw:auto-grow-height="false" fo:min-height="1.624cm" fo:min-width="2.272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954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45cm" fo:min-width="2.82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2.192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459cm" fo:min-width="0.838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548cm" fo:min-width="2.287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2.573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45cm" fo:min-width="2.319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728cm" fo:min-width="1.825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solid" draw:fill-color="#ff7b59" draw:textarea-horizontal-align="left" draw:textarea-vertical-align="top" draw:auto-grow-height="false" fo:min-height="2.061cm" fo:min-width="3.97cm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9cm" draw:marker-end-width="0.509cm" draw:fill="solid" draw:fill-color="#bf819e" draw:textarea-horizontal-align="left" draw:textarea-vertical-align="top" draw:auto-grow-height="false" fo:min-height="0.664cm" fo:min-width="2.954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729fcf" draw:textarea-horizontal-align="left" draw:textarea-vertical-align="top" draw:auto-grow-height="false" fo:min-height="1.45cm" fo:min-width="2.573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791cm" fo:min-width="2.446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opacity="0%" draw:textarea-horizontal-align="justify" draw:textarea-vertical-align="middle" draw:auto-grow-height="false" fo:min-height="13.233cm" fo:min-width="22.762cm" fo:padding-top="0.178cm" fo:padding-bottom="0.178cm" fo:padding-left="0.303cm" fo:padding-right="0.303cm"/>
    </style:style>
    <style:style style:name="gr2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2.319cm" fo:padding-top="0.176cm" fo:padding-bottom="0.176cm" fo:padding-left="0.301cm" fo:padding-right="0.301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509cm" draw:marker-end-width="0.509cm" draw:fill="solid" draw:fill-color="#729fcf" draw:textarea-horizontal-align="left" draw:textarea-vertical-align="top" draw:auto-grow-height="false" fo:min-height="0.664cm" fo:min-width="2.827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b2b2b2"/>
      <style:paragraph-properties fo:text-align="center" style:writing-mode="lr-tb"/>
    </style:style>
    <style:style style:name="P3" style:family="paragraph">
      <loext:graphic-properties draw:fill="solid" draw:fill-color="#65c295"/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7b59"/>
      <style:paragraph-properties fo:text-align="center" style:writing-mode="lr-tb"/>
    </style:style>
    <style:style style:name="P8" style:family="paragraph">
      <loext:graphic-properties draw:fill="solid" draw:fill-color="#bf819e"/>
      <style:paragraph-properties fo:text-align="center" style:writing-mode="lr-tb"/>
    </style:style>
    <style:style style:name="P9" style:family="paragraph">
      <loext:graphic-properties draw:fill="solid" draw:fill-color="#729fcf"/>
      <style:paragraph-properties fo:text-align="center" style:writing-mode="lr-tb"/>
    </style:style>
    <style:style style:name="P10" style:family="paragraph">
      <loext:graphic-properties draw:fill="none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1.651cm" svg:x="12.557cm" svg:y="2.27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032cm" svg:height="1.27cm" svg:x="15.815cm" svg:y="2.471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2.352cm" svg:height="10.668cm" svg:x="3.159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4.064cm" svg:height="2.794cm" svg:x="21.066cm" svg:y="6.16cm">
          <text:p text:style-name="P1">Queue 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3.556cm" svg:height="1.905cm" svg:x="4.031cm" svg:y="7.41cm">
          <text:p text:style-name="P1">Report</text:p>
          <text:p text:style-name="P1">Attributes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3.429cm" svg:height="1.397cm" svg:x="8.874cm" svg:y="7.731cm"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495cm" svg:height="0.962cm" svg:x="21.127cm" svg:y="4.429cm">
          <draw:text-box>
            <text:p>Guarantee</text:p>
          </draw:text-box>
        </draw:frame>
        <draw:frame draw:style-name="gr8" draw:text-style-name="P5" draw:layer="layout" svg:width="2.263cm" svg:height="0.962cm" svg:x="11.541cm" svg:y="4.289cm">
          <draw:text-box>
            <text:p>Action</text:p>
          </draw:text-box>
        </draw:frame>
        <draw:frame draw:style-name="gr9" draw:text-style-name="P5" draw:layer="layout" svg:width="3.423cm" svg:height="0.962cm" svg:x="7.537cm" svg:y="4.463cm">
          <draw:text-box>
            <text:p>Reference</text:p>
          </draw:text-box>
        </draw:frame>
        <draw:connector draw:style-name="gr10" draw:text-style-name="P6" draw:layer="layout" draw:type="curve" svg:x1="17.847cm" svg:y1="3.106cm" svg:x2="18.78cm" svg:y2="5.064cm" draw:start-shape="id1" draw:start-glue-point="10" draw:end-shape="id2" draw:end-glue-point="0" svg:d="M17847 3106c622 0 933 652 933 1958" svg:viewBox="0 0 934 1959">
          <text:p/>
        </draw:connector>
        <draw:custom-shape draw:style-name="gr11" draw:text-style-name="P1" xml:id="id4" draw:id="id4" draw:layer="layout" svg:width="2.794cm" svg:height="1.651cm" svg:x="13.573cm" svg:y="7.604cm">
          <text:p text:style-name="P1">Feeder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032cm" svg:height="1.143cm" svg:x="22.202cm" svg:y="7.564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draw:line-skew="0.19cm" svg:x1="17.256cm" svg:y1="5.635cm" svg:x2="7.858cm" svg:y2="5.602cm" draw:start-shape="id2" draw:start-glue-point="3" draw:end-shape="id3" draw:end-glue-point="10" svg:d="M17256 5635c-6763 0-2065-33-9398-33" svg:viewBox="0 0 9399 34">
          <text:p/>
        </draw:connector>
        <draw:custom-shape draw:style-name="gr13" draw:text-style-name="P3" xml:id="id3" draw:id="id3" draw:layer="layout" svg:width="4.081cm" svg:height="1.27cm" svg:x="3.777cm" svg:y="4.967cm">
          <text:p text:style-name="P1">MSG Attr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13.573cm" svg:y1="8.429cm" svg:x2="12.303cm" svg:y2="8.429cm" draw:start-shape="id4" draw:start-glue-point="3" draw:end-shape="id5" draw:end-glue-point="1" svg:d="M13573 8429h-1270" svg:viewBox="0 0 1271 1">
          <text:p/>
        </draw:connector>
        <draw:custom-shape draw:style-name="gr14" draw:text-style-name="P1" xml:id="id6" draw:id="id6" draw:layer="layout" svg:width="3.175cm" svg:height="1.651cm" svg:x="9.001cm" svg:y="10.144cm"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0.588cm" svg:y1="9.128cm" svg:x2="10.588cm" svg:y2="10.144cm" draw:start-shape="id5" draw:start-glue-point="2" draw:end-shape="id6" draw:end-glue-point="0" svg:d="M10588 9128v1016" svg:viewBox="0 0 1 1017">
          <text:p/>
        </draw:connector>
        <draw:custom-shape draw:style-name="gr15" draw:text-style-name="P1" xml:id="id7" draw:id="id7" draw:layer="layout" svg:width="2.921cm" svg:height="1.397cm" svg:x="13.573cm" svg:y="10.354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2.176cm" svg:y1="10.969cm" svg:x2="13.573cm" svg:y2="11.052cm" draw:start-shape="id6" draw:start-glue-point="1" draw:end-shape="id7" svg:d="M12176 10969c1047 0 349 83 1397 83" svg:viewBox="0 0 1398 84">
          <text:p/>
        </draw:connector>
        <draw:connector draw:style-name="gr10" draw:text-style-name="P6" draw:layer="layout" draw:type="curve" svg:x1="14.907cm" svg:y1="6.461cm" svg:x2="14.97cm" svg:y2="7.604cm" draw:start-shape="id8" draw:start-glue-point="8" draw:end-shape="id4" svg:d="M14907 6461c0 858 63 287 63 1143" svg:viewBox="0 0 64 1144">
          <text:p/>
        </draw:connector>
        <draw:connector draw:style-name="gr10" draw:text-style-name="P6" draw:layer="layout" draw:type="curve" svg:x1="16.494cm" svg:y1="11.052cm" svg:x2="16.367cm" svg:y2="8.429cm" draw:start-shape="id7" draw:end-shape="id4" draw:end-glue-point="1" svg:d="M16494 11052c825 0 888-2623-127-2623" svg:viewBox="0 0 755 2624">
          <text:p/>
        </draw:connector>
        <draw:connector draw:style-name="gr10" draw:text-style-name="P6" draw:layer="layout" draw:type="curve" svg:x1="16.494cm" svg:y1="11.052cm" svg:x2="23.098cm" svg:y2="8.954cm" draw:start-shape="id7" draw:start-glue-point="1" draw:end-shape="id9" draw:end-glue-point="8" svg:d="M16494 11052c4403 0 6604-699 6604-2098" svg:viewBox="0 0 6605 2099">
          <text:p/>
        </draw:connector>
        <draw:custom-shape draw:style-name="gr16" draw:text-style-name="P3" xml:id="id8" draw:id="id8" draw:layer="layout" svg:width="3.429cm" svg:height="1.524cm" svg:x="13.192cm" svg:y="4.937cm">
          <text:p text:style-name="P1">MSG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8.874cm" svg:y1="8.429cm" svg:x2="7.587cm" svg:y2="8.362cm" draw:start-shape="id5" draw:start-glue-point="3" draw:end-shape="id10" draw:end-glue-point="1" svg:d="M8874 8429c-966 0-323-67-1287-67" svg:viewBox="0 0 1288 68">
          <text:p/>
        </draw:connector>
        <draw:custom-shape draw:style-name="gr17" draw:text-style-name="P7" xml:id="id11" draw:id="id11" draw:layer="layout" svg:width="4.572cm" svg:height="2.413cm" svg:x="15.859cm" svg:y="12.176cm">
          <text:p text:style-name="P1">Ethereu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3.556cm" svg:height="1.016cm" svg:x="16.494cm" svg:y="13.192cm">
          <text:p text:style-name="P1">Blockchain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6.494cm" svg:y1="11.052cm" svg:x2="18.145cm" svg:y2="12.176cm" draw:start-shape="id7" draw:start-glue-point="1" draw:end-shape="id11" svg:d="M16494 11052c1101 0 1651 374 1651 1124" svg:viewBox="0 0 1652 1125">
          <text:p/>
        </draw:connector>
        <draw:custom-shape draw:style-name="gr19" draw:text-style-name="P9" xml:id="id12" draw:id="id12" draw:layer="layout" svg:width="3.175cm" svg:height="1.802cm" svg:x="21.701cm" svg:y="10.779cm">
          <text:p text:style-name="P1"><text:s text:c="2"/>Key</text:p>
          <text:p text:style-name="P1">Manager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6.494cm" svg:y1="11.052cm" svg:x2="21.701cm" svg:y2="11.68cm" draw:start-shape="id7" draw:start-glue-point="1" draw:end-shape="id12" draw:end-glue-point="3" svg:d="M16494 11052c3904 0 1301 628 5207 628" svg:viewBox="0 0 5208 629">
          <text:p/>
        </draw:connector>
        <draw:custom-shape draw:style-name="gr20" draw:text-style-name="P1" xml:id="id2" draw:id="id2" draw:layer="layout" svg:width="3.048cm" svg:height="1.143cm" svg:x="17.256cm" svg:y="5.064cm">
          <text:p text:style-name="P1">Validate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3.368cm" svg:height="13.589cm" svg:x="2.651cm" svg:y="1.889cm">
          <text:p/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5.818cm" svg:y1="6.237cm" svg:x2="5.809cm" svg:y2="7.41cm" draw:start-shape="id3" draw:start-glue-point="8" draw:end-shape="id10" draw:end-glue-point="0" svg:d="M5818 6237c0 880-9 294-9 1173" svg:viewBox="0 0 10 1174">
          <text:p/>
        </draw:connector>
        <draw:custom-shape draw:style-name="gr22" draw:text-style-name="P1" xml:id="id13" draw:id="id13" draw:layer="layout" svg:width="2.921cm" svg:height="1.651cm" svg:x="17.383cm" svg:y="7.35cm">
          <text:p text:style-name="P1">JSON</text:p>
          <text:p text:style-name="P1">Schemas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8.78cm" svg:y1="6.207cm" svg:x2="18.843cm" svg:y2="7.35cm" draw:start-shape="id2" draw:start-glue-point="2" draw:end-shape="id13" draw:end-glue-point="0" svg:d="M18780 6207c0 856 63 285 63 1143" svg:viewBox="0 0 64 1144">
          <text:p/>
        </draw:connector>
        <draw:connector draw:style-name="gr10" draw:text-style-name="P6" draw:layer="layout" draw:type="curve" svg:x1="20.304cm" svg:y1="5.635cm" svg:x2="23.098cm" svg:y2="6.16cm" draw:start-shape="id2" draw:start-glue-point="1" draw:end-shape="id9" draw:end-glue-point="4" svg:d="M20304 5635c1863 0 2794 175 2794 525" svg:viewBox="0 0 2795 526">
          <text:p/>
        </draw:connector>
        <draw:custom-shape draw:style-name="gr23" draw:text-style-name="P9" xml:id="id14" draw:id="id14" draw:layer="layout" svg:width="3.429cm" svg:height="1.016cm" svg:x="21.574cm" svg:y="13.47cm">
          <text:p text:style-name="P1"><text:s/>Database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23.288cm" svg:y1="12.581cm" svg:x2="23.288cm" svg:y2="13.47cm" draw:start-shape="id12" draw:start-glue-point="2" draw:end-shape="id14" draw:end-glue-point="0" svg:d="M23288 12581v889" svg:viewBox="0 0 1 8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4T12:42:16.978627503</meta:creation-date>
    <dc:date>2023-05-10T13:48:12.914832116</dc:date>
    <meta:editing-duration>PT1H10M36S</meta:editing-duration>
    <meta:editing-cycles>23</meta:editing-cycles>
    <meta:generator>LibreOffice/7.3.7.2$Linux_X86_64 LibreOffice_project/30$Build-2</meta:generator>
    <meta:document-statistic meta:object-count="37"/>
  </office:meta>
</office:document-meta>
</file>